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id" table:style-name="ta1">
        <table:shapes>
          <draw:frame draw:z-index="0" draw:style-name="gr1" draw:text-style-name="P1" svg:width="4.9543in" svg:height="3.0531in" svg:x="9.5386in" svg:y="2.8134in">
            <draw:object draw:notify-on-update-of-ranges="grid.A3:grid.A7 grid.D3:grid.D7 grid.I3:grid.I7 grid.N3:grid.N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9244in" svg:height="3.0268in" svg:x="4.5606in" svg:y="2.7083in">
            <draw:object draw:notify-on-update-of-ranges="grid.A3:grid.A7 grid.C3:grid.C7 grid.H3:grid.H7 grid.M3:grid.M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.4551in" svg:height="2.9697in" svg:x="0in" svg:y="2.698in">
            <draw:object draw:notify-on-update-of-ranges="grid.A3:grid.A7 grid.B3:grid.B7 grid.G3:grid.G7 grid.L3:grid.L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ODV</text:p>
          </table:table-cell>
          <table:table-cell table:number-columns-repeated="4"/>
          <table:table-cell office:value-type="string" calcext:value-type="string">
            <text:p>DSDV</text:p>
          </table:table-cell>
          <table:table-cell table:number-columns-repeated="4"/>
          <table:table-cell office:value-type="string" calcext:value-type="string">
            <text:p>DS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7003" calcext:value-type="float">
            <text:p>0.997003</text:p>
          </table:table-cell>
          <table:table-cell office:value-type="float" office:value="0.0102808" calcext:value-type="float">
            <text:p>0.0102808</text:p>
          </table:table-cell>
          <table:table-cell office:value-type="float" office:value="42512.3" calcext:value-type="float">
            <text:p>42512.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02298" calcext:value-type="float">
            <text:p>0.702298</text:p>
          </table:table-cell>
          <table:table-cell office:value-type="float" office:value="0.00858191" calcext:value-type="float">
            <text:p>0.00858191</text:p>
          </table:table-cell>
          <table:table-cell office:value-type="float" office:value="29947.7" calcext:value-type="float">
            <text:p>29947.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142" calcext:value-type="float">
            <text:p>0.142</text:p>
          </table:table-cell>
          <table:table-cell office:value-type="float" office:value="28845.1" calcext:value-type="float">
            <text:p>28845.1</text:p>
          </table:table-cell>
          <table:table-cell office:value-type="string" calcext:value-type="string">
            <text:p>core dump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8002" calcext:value-type="float">
            <text:p>0.998002</text:p>
          </table:table-cell>
          <table:table-cell office:value-type="float" office:value="0.0263412" calcext:value-type="float">
            <text:p>0.0263412</text:p>
          </table:table-cell>
          <table:table-cell office:value-type="float" office:value="42555.1" calcext:value-type="float">
            <text:p>42555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95205" calcext:value-type="float">
            <text:p>0.795205</text:p>
          </table:table-cell>
          <table:table-cell office:value-type="float" office:value="0.00792873" calcext:value-type="float">
            <text:p>0.00792873</text:p>
          </table:table-cell>
          <table:table-cell office:value-type="float" office:value="33909.3" calcext:value-type="float">
            <text:p>33909.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98185" calcext:value-type="float">
            <text:p>0.998185</text:p>
          </table:table-cell>
          <table:table-cell office:value-type="float" office:value="0.00682515" calcext:value-type="float">
            <text:p>0.00682515</text:p>
          </table:table-cell>
          <table:table-cell office:value-type="float" office:value="41030.4" calcext:value-type="float">
            <text:p>41030.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8002" calcext:value-type="float">
            <text:p>0.998002</text:p>
          </table:table-cell>
          <table:table-cell office:value-type="float" office:value="0.00937401" calcext:value-type="float">
            <text:p>0.00937401</text:p>
          </table:table-cell>
          <table:table-cell office:value-type="float" office:value="42554.8" calcext:value-type="float">
            <text:p>42554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64136" calcext:value-type="float">
            <text:p>0.864136</text:p>
          </table:table-cell>
          <table:table-cell office:value-type="float" office:value="0.00824984" calcext:value-type="float">
            <text:p>0.00824984</text:p>
          </table:table-cell>
          <table:table-cell office:value-type="float" office:value="36848.4" calcext:value-type="float">
            <text:p>36848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8179" calcext:value-type="float">
            <text:p>0.998179</text:p>
          </table:table-cell>
          <table:table-cell office:value-type="float" office:value="0.00671895" calcext:value-type="float">
            <text:p>0.00671895</text:p>
          </table:table-cell>
          <table:table-cell office:value-type="float" office:value="41030.7" calcext:value-type="float">
            <text:p>41030.7</text:p>
          </table:table-cell>
          <table:table-cell office:value-type="string" calcext:value-type="string">
            <text:p>core dump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8002" calcext:value-type="float">
            <text:p>0.998002</text:p>
          </table:table-cell>
          <table:table-cell office:value-type="float" office:value="0.0258275" calcext:value-type="float">
            <text:p>0.0258275</text:p>
          </table:table-cell>
          <table:table-cell office:value-type="float" office:value="42555" calcext:value-type="float">
            <text:p>425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28172" calcext:value-type="float">
            <text:p>0.828172</text:p>
          </table:table-cell>
          <table:table-cell office:value-type="float" office:value="0.00802907" calcext:value-type="float">
            <text:p>0.00802907</text:p>
          </table:table-cell>
          <table:table-cell office:value-type="float" office:value="35315" calcext:value-type="float">
            <text:p>353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8192" calcext:value-type="float">
            <text:p>0.998192</text:p>
          </table:table-cell>
          <table:table-cell office:value-type="float" office:value="0.00674106" calcext:value-type="float">
            <text:p>0.00674106</text:p>
          </table:table-cell>
          <table:table-cell office:value-type="float" office:value="41029.9" calcext:value-type="float">
            <text:p>41029.9</text:p>
          </table:table-cell>
          <table:table-cell office:value-type="string" calcext:value-type="string">
            <text:p>core dump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8002" calcext:value-type="float">
            <text:p>0.998002</text:p>
          </table:table-cell>
          <table:table-cell office:value-type="float" office:value="0.00932106" calcext:value-type="float">
            <text:p>0.00932106</text:p>
          </table:table-cell>
          <table:table-cell office:value-type="float" office:value="42555" calcext:value-type="float">
            <text:p>425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9191" calcext:value-type="float">
            <text:p>0.809191</text:p>
          </table:table-cell>
          <table:table-cell office:value-type="float" office:value="0.0079048" calcext:value-type="float">
            <text:p>0.0079048</text:p>
          </table:table-cell>
          <table:table-cell office:value-type="float" office:value="34505.7" calcext:value-type="float">
            <text:p>34505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8192" calcext:value-type="float">
            <text:p>0.998192</text:p>
          </table:table-cell>
          <table:table-cell office:value-type="float" office:value="0.00655935" calcext:value-type="float">
            <text:p>0.00655935</text:p>
          </table:table-cell>
          <table:table-cell office:value-type="float" office:value="41030.2" calcext:value-type="float">
            <text:p>41030.2</text:p>
          </table:table-cell>
          <table:table-cell office:value-type="string" calcext:value-type="string">
            <text:p>core dumped</text:p>
          </table:table-cell>
        </table:table-row>
      </table:table>
      <table:table table:name="radial" table:style-name="ta1">
        <table:shapes>
          <draw:frame draw:z-index="0" draw:style-name="gr1" draw:text-style-name="P1" svg:width="4.9543in" svg:height="3.0531in" svg:x="9.5386in" svg:y="2.8134in">
            <draw:object draw:notify-on-update-of-ranges="radial.A3:radial.A7 radial.D3:radial.D7 radial.I3:radial.I7 radial.N3:radial.N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.9244in" svg:height="3.0268in" svg:x="4.5606in" svg:y="2.7083in">
            <draw:object draw:notify-on-update-of-ranges="radial.A3:radial.A7 radial.C3:radial.C7 radial.H3:radial.H7 radial.M3:radial.M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.4551in" svg:height="2.9697in" svg:x="0in" svg:y="2.698in">
            <draw:object draw:notify-on-update-of-ranges="radial.A3:radial.A7 radial.B3:radial.B7 radial.G3:radial.G7 radial.L3:radial.L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ODV</text:p>
          </table:table-cell>
          <table:table-cell table:number-columns-repeated="4"/>
          <table:table-cell office:value-type="string" calcext:value-type="string">
            <text:p>DSDV</text:p>
          </table:table-cell>
          <table:table-cell table:number-columns-repeated="4"/>
          <table:table-cell office:value-type="string" calcext:value-type="string">
            <text:p>DS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8002" calcext:value-type="float">
            <text:p>0.998002</text:p>
          </table:table-cell>
          <table:table-cell office:value-type="float" office:value="0.0367591" calcext:value-type="float">
            <text:p>0.0367591</text:p>
          </table:table-cell>
          <table:table-cell office:value-type="float" office:value="42551.4" calcext:value-type="float">
            <text:p>42551.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3137" calcext:value-type="float">
            <text:p>0.863137</text:p>
          </table:table-cell>
          <table:table-cell office:value-type="float" office:value="0.00693666" calcext:value-type="float">
            <text:p>0.00693666</text:p>
          </table:table-cell>
          <table:table-cell office:value-type="float" office:value="41826.1" calcext:value-type="float">
            <text:p>41826.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05617" calcext:value-type="float">
            <text:p>0.105617</text:p>
          </table:table-cell>
          <table:table-cell office:value-type="float" office:value="41043.8" calcext:value-type="float">
            <text:p>41043.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7003" calcext:value-type="float">
            <text:p>0.997003</text:p>
          </table:table-cell>
          <table:table-cell office:value-type="float" office:value="0.0500467" calcext:value-type="float">
            <text:p>0.0500467</text:p>
          </table:table-cell>
          <table:table-cell office:value-type="float" office:value="42511.1" calcext:value-type="float">
            <text:p>42511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28671" calcext:value-type="float">
            <text:p>0.328671</text:p>
          </table:table-cell>
          <table:table-cell office:value-type="float" office:value="0.0143869" calcext:value-type="float">
            <text:p>0.0143869</text:p>
          </table:table-cell>
          <table:table-cell office:value-type="float" office:value="14015.8" calcext:value-type="float">
            <text:p>14015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126201" calcext:value-type="float">
            <text:p>0.12620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8002" calcext:value-type="float">
            <text:p>0.998002</text:p>
          </table:table-cell>
          <table:table-cell office:value-type="float" office:value="0.0412318" calcext:value-type="float">
            <text:p>0.0412318</text:p>
          </table:table-cell>
          <table:table-cell office:value-type="float" office:value="42553.8" calcext:value-type="float">
            <text:p>42553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98002" calcext:value-type="float">
            <text:p>0.998002</text:p>
          </table:table-cell>
          <table:table-cell office:value-type="float" office:value="0.0412318" calcext:value-type="float">
            <text:p>0.0412318</text:p>
          </table:table-cell>
          <table:table-cell office:value-type="float" office:value="42553.8" calcext:value-type="float">
            <text:p>42553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84627" calcext:value-type="float">
            <text:p>0.0184627</text:p>
          </table:table-cell>
          <table:table-cell office:value-type="float" office:value="41074.2" calcext:value-type="float">
            <text:p>41074.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8002" calcext:value-type="float">
            <text:p>0.998002</text:p>
          </table:table-cell>
          <table:table-cell office:value-type="float" office:value="0.00659311" calcext:value-type="float">
            <text:p>0.00659311</text:p>
          </table:table-cell>
          <table:table-cell office:value-type="float" office:value="42554" calcext:value-type="float">
            <text:p>425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4136" calcext:value-type="float">
            <text:p>0.864136</text:p>
          </table:table-cell>
          <table:table-cell office:value-type="float" office:value="0.0059634" calcext:value-type="float">
            <text:p>0.0059634</text:p>
          </table:table-cell>
          <table:table-cell office:value-type="float" office:value="41826.9" calcext:value-type="float">
            <text:p>41826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8865" calcext:value-type="float">
            <text:p>0.998865</text:p>
          </table:table-cell>
          <table:table-cell office:value-type="float" office:value="0.00581363" calcext:value-type="float">
            <text:p>0.00581363</text:p>
          </table:table-cell>
          <table:table-cell office:value-type="float" office:value="41043.9" calcext:value-type="float">
            <text:p>41043.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8681" calcext:value-type="float">
            <text:p>0.318681</text:p>
          </table:table-cell>
          <table:table-cell office:value-type="float" office:value="0.736667" calcext:value-type="float">
            <text:p>0.736667</text:p>
          </table:table-cell>
          <table:table-cell office:value-type="float" office:value="25161" calcext:value-type="float">
            <text:p>251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47652" calcext:value-type="float">
            <text:p>0.347652</text:p>
          </table:table-cell>
          <table:table-cell office:value-type="float" office:value="0.0120815" calcext:value-type="float">
            <text:p>0.0120815</text:p>
          </table:table-cell>
          <table:table-cell office:value-type="float" office:value="17001.1" calcext:value-type="float">
            <text:p>17001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3:08:21.620218542</meta:creation-date>
    <dc:date>2019-03-19T04:08:15.734129148</dc:date>
    <meta:editing-duration>PT29M43S</meta:editing-duration>
    <meta:editing-cycles>2</meta:editing-cycles>
    <meta:generator>LibreOffice/4.2.8.2$Linux_X86_64 LibreOffice_project/420m0$Build-2</meta:generator>
    <meta:document-statistic meta:table-count="2" meta:cell-count="15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09cm" svg:height="7.689cm" xlink:href=".." xlink:type="simple" chart:class="chart:line" chart:style-name="ch1">
        <chart:title svg:x="5.761cm" svg:y="0.289cm" chart:style-name="ch2">
          <text:p>E2E</text:p>
        </chart:title>
        <chart:legend chart:legend-position="end" svg:x="9.604cm" svg:y="3.047cm" style:legend-expansion="high" chart:style-name="ch3"/>
        <chart:plot-area chart:style-name="ch4" table:cell-range-address="radial.A3:radial.A7 radial.C3:radial.C7 radial.H3:radial.H7 radial.M3:radial.M7" chart:data-source-has-labels="column" svg:x="0.25cm" svg:y="1.247cm" svg:width="9.104cm" svg:height="6.289cm">
          <chartooo:coordinate-region svg:x="0.977cm" svg:y="1.446cm" svg:width="8.191cm" svg:height="5.443cm"/>
          <chart:axis chart:dimension="x" chart:name="primary-x" chart:style-name="ch5" chartooo:axis-type="auto">
            <chartooo:date-scale/>
            <chart:categories table:cell-range-address="radial.A3:radial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dial.C3:radial.C7" chart:class="chart:line">
            <chart:data-point chart:repeated="5"/>
          </chart:series>
          <chart:series chart:style-name="ch8" chart:values-cell-range-address="radial.H3:radial.H7" chart:class="chart:line">
            <chart:data-point chart:repeated="5"/>
          </chart:series>
          <chart:series chart:style-name="ch9" chart:values-cell-range-address="radial.M3:radial.M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radial.A3:radial.A7</svg:desc>
                </draw:g>
              </table:table-cell>
              <table:table-cell office:value-type="float" office:value="0.0367591">
                <text:p>0.0367591</text:p>
                <draw:g>
                  <svg:desc>radial.C3:radial.C7</svg:desc>
                </draw:g>
              </table:table-cell>
              <table:table-cell office:value-type="float" office:value="0.00693666">
                <text:p>0.00693666</text:p>
                <draw:g>
                  <svg:desc>radial.H3:radial.H7</svg:desc>
                </draw:g>
              </table:table-cell>
              <table:table-cell office:value-type="float" office:value="0.105617">
                <text:p>0.105617</text:p>
                <draw:g>
                  <svg:desc>radial.M3:radial.M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500467">
                <text:p>0.0500467</text:p>
              </table:table-cell>
              <table:table-cell office:value-type="float" office:value="0.0143869">
                <text:p>0.0143869</text:p>
              </table:table-cell>
              <table:table-cell office:value-type="float" office:value="0.126201">
                <text:p>0.1262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12318">
                <text:p>0.0412318</text:p>
              </table:table-cell>
              <table:table-cell office:value-type="float" office:value="0.0412318">
                <text:p>0.0412318</text:p>
              </table:table-cell>
              <table:table-cell office:value-type="float" office:value="0.0184627">
                <text:p>0.01846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659311">
                <text:p>0.00659311</text:p>
              </table:table-cell>
              <table:table-cell office:value-type="float" office:value="0.0059634">
                <text:p>0.0059634</text:p>
              </table:table-cell>
              <table:table-cell office:value-type="float" office:value="0.00581363">
                <text:p>0.005813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36667">
                <text:p>0.736667</text:p>
              </table:table-cell>
              <table:table-cell office:value-type="float" office:value="0.0120815">
                <text:p>0.01208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17cm" svg:height="7.544cm" xlink:href=".." xlink:type="simple" chart:class="chart:line" chart:style-name="ch1">
        <chart:title svg:x="5.112cm" svg:y="0.286cm" chart:style-name="ch2">
          <text:p>PDR</text:p>
        </chart:title>
        <chart:legend chart:legend-position="end" svg:x="8.438cm" svg:y="2.975cm" style:legend-expansion="high" chart:style-name="ch3"/>
        <chart:plot-area chart:style-name="ch4" table:cell-range-address="radial.A3:radial.B7 radial.G3:radial.G7 radial.L3:radial.L7" chart:data-source-has-labels="column" svg:x="0.226cm" svg:y="1.241cm" svg:width="7.986cm" svg:height="6.153cm">
          <chartooo:coordinate-region svg:x="0.953cm" svg:y="1.441cm" svg:width="7.072cm" svg:height="5.306cm"/>
          <chart:axis chart:dimension="x" chart:name="primary-x" chart:style-name="ch5" chartooo:axis-type="auto">
            <chartooo:date-scale/>
            <chart:categories table:cell-range-address="radial.A3:radial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dial.B3:radial.B7" chart:class="chart:line">
            <chart:data-point chart:repeated="5"/>
          </chart:series>
          <chart:series chart:style-name="ch8" chart:values-cell-range-address="radial.G3:radial.G7" chart:class="chart:line">
            <chart:data-point chart:repeated="5"/>
          </chart:series>
          <chart:series chart:style-name="ch9" chart:values-cell-range-address="radial.L3:radial.L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radial.A3:radial.A7</svg:desc>
                </draw:g>
              </table:table-cell>
              <table:table-cell office:value-type="float" office:value="0.998002">
                <text:p>0.998002</text:p>
                <draw:g>
                  <svg:desc>radial.B3:radial.B7</svg:desc>
                </draw:g>
              </table:table-cell>
              <table:table-cell office:value-type="float" office:value="0.863137">
                <text:p>0.863137</text:p>
                <draw:g>
                  <svg:desc>radial.G3:radial.G7</svg:desc>
                </draw:g>
              </table:table-cell>
              <table:table-cell office:value-type="float" office:value="1">
                <text:p>1</text:p>
                <draw:g>
                  <svg:desc>radial.L3:radial.L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7003">
                <text:p>0.997003</text:p>
              </table:table-cell>
              <table:table-cell office:value-type="float" office:value="0.328671">
                <text:p>0.32867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8002">
                <text:p>0.998002</text:p>
              </table:table-cell>
              <table:table-cell office:value-type="float" office:value="0.998002">
                <text:p>0.998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8002">
                <text:p>0.998002</text:p>
              </table:table-cell>
              <table:table-cell office:value-type="float" office:value="0.864136">
                <text:p>0.864136</text:p>
              </table:table-cell>
              <table:table-cell office:value-type="float" office:value="0.998865">
                <text:p>0.9988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8681">
                <text:p>0.318681</text:p>
              </table:table-cell>
              <table:table-cell office:value-type="float" office:value="0.347652">
                <text:p>0.3476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85cm" svg:height="7.756cm" xlink:href=".." xlink:type="simple" chart:class="chart:line" chart:style-name="ch1">
        <chart:title svg:x="5.931cm" svg:y="0.291cm" chart:style-name="ch2">
          <text:p>TP</text:p>
        </chart:title>
        <chart:legend chart:legend-position="end" svg:x="9.733cm" svg:y="3.081cm" style:legend-expansion="high" chart:style-name="ch3"/>
        <chart:plot-area chart:style-name="ch4" table:cell-range-address="radial.A3:radial.A7 radial.D3:radial.D7 radial.I3:radial.I7 radial.N3:radial.N7" chart:data-source-has-labels="column" svg:x="0.251cm" svg:y="1.251cm" svg:width="9.231cm" svg:height="6.35cm">
          <chartooo:coordinate-region svg:x="1.428cm" svg:y="1.45cm" svg:width="7.867cm" svg:height="5.504cm"/>
          <chart:axis chart:dimension="x" chart:name="primary-x" chart:style-name="ch5" chartooo:axis-type="auto">
            <chartooo:date-scale/>
            <chart:categories table:cell-range-address="radial.A3:radial.A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dial.D3:radial.D7" chart:class="chart:line">
            <chart:data-point chart:repeated="5"/>
          </chart:series>
          <chart:series chart:style-name="ch8" chart:values-cell-range-address="radial.I3:radial.I7" chart:class="chart:line">
            <chart:data-point chart:repeated="5"/>
          </chart:series>
          <chart:series chart:style-name="ch9" chart:values-cell-range-address="radial.N3:radial.N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radial.A3:radial.A7</svg:desc>
                </draw:g>
              </table:table-cell>
              <table:table-cell office:value-type="float" office:value="42551.4">
                <text:p>42551.4</text:p>
                <draw:g>
                  <svg:desc>radial.D3:radial.D7</svg:desc>
                </draw:g>
              </table:table-cell>
              <table:table-cell office:value-type="float" office:value="41826.1">
                <text:p>41826.1</text:p>
                <draw:g>
                  <svg:desc>radial.I3:radial.I7</svg:desc>
                </draw:g>
              </table:table-cell>
              <table:table-cell office:value-type="float" office:value="41043.8">
                <text:p>41043.8</text:p>
                <draw:g>
                  <svg:desc>radial.N3:radial.N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511.1">
                <text:p>42511.1</text:p>
              </table:table-cell>
              <table:table-cell office:value-type="float" office:value="14015.8">
                <text:p>14015.8</text:p>
              </table:table-cell>
              <table:table-cell office:value-type="float" office:value="0.126201">
                <text:p>0.1262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553.8">
                <text:p>42553.8</text:p>
              </table:table-cell>
              <table:table-cell office:value-type="float" office:value="42553.8">
                <text:p>42553.8</text:p>
              </table:table-cell>
              <table:table-cell office:value-type="float" office:value="41074.2">
                <text:p>41074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554">
                <text:p>42554</text:p>
              </table:table-cell>
              <table:table-cell office:value-type="float" office:value="41826.9">
                <text:p>41826.9</text:p>
              </table:table-cell>
              <table:table-cell office:value-type="float" office:value="41043.9">
                <text:p>41043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161">
                <text:p>25161</text:p>
              </table:table-cell>
              <table:table-cell office:value-type="float" office:value="17001.1">
                <text:p>17001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85cm" svg:height="7.756cm" xlink:href=".." xlink:type="simple" chart:class="chart:line" chart:style-name="ch1">
        <chart:title svg:x="5.931cm" svg:y="0.291cm" chart:style-name="ch2">
          <text:p>TP</text:p>
        </chart:title>
        <chart:legend chart:legend-position="end" svg:x="9.733cm" svg:y="3.081cm" style:legend-expansion="high" chart:style-name="ch3"/>
        <chart:plot-area chart:style-name="ch4" table:cell-range-address="grid.A3:grid.A7 grid.D3:grid.D7 grid.I3:grid.I7 grid.N3:grid.N7" chart:data-source-has-labels="column" svg:x="0.251cm" svg:y="1.251cm" svg:width="9.231cm" svg:height="6.35cm">
          <chartooo:coordinate-region svg:x="1.428cm" svg:y="1.45cm" svg:width="7.867cm" svg:height="5.504cm"/>
          <chart:axis chart:dimension="x" chart:name="primary-x" chart:style-name="ch5" chartooo:axis-type="auto">
            <chartooo:date-scale/>
            <chart:categories table:cell-range-address="grid.A3:grid.A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.D3:grid.D7" chart:class="chart:line">
            <chart:data-point chart:repeated="5"/>
          </chart:series>
          <chart:series chart:style-name="ch8" chart:values-cell-range-address="grid.I3:grid.I7" chart:class="chart:line">
            <chart:data-point chart:repeated="5"/>
          </chart:series>
          <chart:series chart:style-name="ch9" chart:values-cell-range-address="grid.N3:grid.N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grid.A3:grid.A7</svg:desc>
                </draw:g>
              </table:table-cell>
              <table:table-cell office:value-type="float" office:value="42512.3">
                <text:p>42512.3</text:p>
                <draw:g>
                  <svg:desc>grid.D3:grid.D7</svg:desc>
                </draw:g>
              </table:table-cell>
              <table:table-cell office:value-type="float" office:value="29947.7">
                <text:p>29947.7</text:p>
                <draw:g>
                  <svg:desc>grid.I3:grid.I7</svg:desc>
                </draw:g>
              </table:table-cell>
              <table:table-cell office:value-type="float" office:value="28845.1">
                <text:p>28845.1</text:p>
                <draw:g>
                  <svg:desc>grid.N3:grid.N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555.1">
                <text:p>42555.1</text:p>
              </table:table-cell>
              <table:table-cell office:value-type="float" office:value="33909.3">
                <text:p>33909.3</text:p>
              </table:table-cell>
              <table:table-cell office:value-type="float" office:value="41030.4">
                <text:p>41030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554.8">
                <text:p>42554.8</text:p>
              </table:table-cell>
              <table:table-cell office:value-type="float" office:value="36848.4">
                <text:p>36848.4</text:p>
              </table:table-cell>
              <table:table-cell office:value-type="float" office:value="41030.7">
                <text:p>41030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555">
                <text:p>42555</text:p>
              </table:table-cell>
              <table:table-cell office:value-type="float" office:value="35315">
                <text:p>35315</text:p>
              </table:table-cell>
              <table:table-cell office:value-type="float" office:value="41029.9">
                <text:p>41029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555">
                <text:p>42555</text:p>
              </table:table-cell>
              <table:table-cell office:value-type="float" office:value="34505.7">
                <text:p>34505.7</text:p>
              </table:table-cell>
              <table:table-cell office:value-type="float" office:value="41030.2">
                <text:p>4103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09cm" svg:height="7.689cm" xlink:href=".." xlink:type="simple" chart:class="chart:line" chart:style-name="ch1">
        <chart:title svg:x="5.761cm" svg:y="0.289cm" chart:style-name="ch2">
          <text:p>E2E</text:p>
        </chart:title>
        <chart:legend chart:legend-position="end" svg:x="9.604cm" svg:y="3.047cm" style:legend-expansion="high" chart:style-name="ch3"/>
        <chart:plot-area chart:style-name="ch4" table:cell-range-address="grid.A3:grid.A7 grid.C3:grid.C7 grid.H3:grid.H7 grid.M3:grid.M7" chart:data-source-has-labels="column" svg:x="0.25cm" svg:y="1.247cm" svg:width="9.104cm" svg:height="6.289cm">
          <chartooo:coordinate-region svg:x="1.162cm" svg:y="1.446cm" svg:width="8.005cm" svg:height="5.443cm"/>
          <chart:axis chart:dimension="x" chart:name="primary-x" chart:style-name="ch5" chartooo:axis-type="auto">
            <chartooo:date-scale/>
            <chart:categories table:cell-range-address="grid.A3:grid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.C3:grid.C7" chart:class="chart:line">
            <chart:data-point chart:repeated="5"/>
          </chart:series>
          <chart:series chart:style-name="ch8" chart:values-cell-range-address="grid.H3:grid.H7" chart:class="chart:line">
            <chart:data-point chart:repeated="5"/>
          </chart:series>
          <chart:series chart:style-name="ch9" chart:values-cell-range-address="grid.M3:grid.M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grid.A3:grid.A7</svg:desc>
                </draw:g>
              </table:table-cell>
              <table:table-cell office:value-type="float" office:value="0.0102808">
                <text:p>0.0102808</text:p>
                <draw:g>
                  <svg:desc>grid.C3:grid.C7</svg:desc>
                </draw:g>
              </table:table-cell>
              <table:table-cell office:value-type="float" office:value="0.00858191">
                <text:p>0.00858191</text:p>
                <draw:g>
                  <svg:desc>grid.H3:grid.H7</svg:desc>
                </draw:g>
              </table:table-cell>
              <table:table-cell office:value-type="float" office:value="0.142">
                <text:p>0.142</text:p>
                <draw:g>
                  <svg:desc>grid.M3:grid.M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63412">
                <text:p>0.0263412</text:p>
              </table:table-cell>
              <table:table-cell office:value-type="float" office:value="0.00792873">
                <text:p>0.00792873</text:p>
              </table:table-cell>
              <table:table-cell office:value-type="float" office:value="0.00682515">
                <text:p>0.006825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937401">
                <text:p>0.00937401</text:p>
              </table:table-cell>
              <table:table-cell office:value-type="float" office:value="0.00824984">
                <text:p>0.00824984</text:p>
              </table:table-cell>
              <table:table-cell office:value-type="float" office:value="0.00671895">
                <text:p>0.006718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58275">
                <text:p>0.0258275</text:p>
              </table:table-cell>
              <table:table-cell office:value-type="float" office:value="0.00802907">
                <text:p>0.00802907</text:p>
              </table:table-cell>
              <table:table-cell office:value-type="float" office:value="0.00674106">
                <text:p>0.006741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932106">
                <text:p>0.00932106</text:p>
              </table:table-cell>
              <table:table-cell office:value-type="float" office:value="0.0079048">
                <text:p>0.0079048</text:p>
              </table:table-cell>
              <table:table-cell office:value-type="float" office:value="0.00655935">
                <text:p>0.00655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17cm" svg:height="7.544cm" xlink:href=".." xlink:type="simple" chart:class="chart:line" chart:style-name="ch1">
        <chart:title svg:x="5.112cm" svg:y="0.286cm" chart:style-name="ch2">
          <text:p>PDR</text:p>
        </chart:title>
        <chart:legend chart:legend-position="end" svg:x="8.438cm" svg:y="2.975cm" style:legend-expansion="high" chart:style-name="ch3"/>
        <chart:plot-area chart:style-name="ch4" table:cell-range-address="grid.A3:grid.B7 grid.G3:grid.G7 grid.L3:grid.L7" chart:data-source-has-labels="column" svg:x="0.226cm" svg:y="1.241cm" svg:width="7.986cm" svg:height="6.153cm">
          <chartooo:coordinate-region svg:x="0.953cm" svg:y="1.441cm" svg:width="7.072cm" svg:height="5.306cm"/>
          <chart:axis chart:dimension="x" chart:name="primary-x" chart:style-name="ch5" chartooo:axis-type="auto">
            <chartooo:date-scale/>
            <chart:categories table:cell-range-address="grid.A3:grid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id.B3:grid.B7" chart:class="chart:line">
            <chart:data-point chart:repeated="5"/>
          </chart:series>
          <chart:series chart:style-name="ch8" chart:values-cell-range-address="grid.G3:grid.G7" chart:class="chart:line">
            <chart:data-point chart:repeated="5"/>
          </chart:series>
          <chart:series chart:style-name="ch9" chart:values-cell-range-address="grid.L3:grid.L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grid.A3:grid.A7</svg:desc>
                </draw:g>
              </table:table-cell>
              <table:table-cell office:value-type="float" office:value="0.997003">
                <text:p>0.997003</text:p>
                <draw:g>
                  <svg:desc>grid.B3:grid.B7</svg:desc>
                </draw:g>
              </table:table-cell>
              <table:table-cell office:value-type="float" office:value="0.702298">
                <text:p>0.702298</text:p>
                <draw:g>
                  <svg:desc>grid.G3:grid.G7</svg:desc>
                </draw:g>
              </table:table-cell>
              <table:table-cell office:value-type="float" office:value="0.5">
                <text:p>0.5</text:p>
                <draw:g>
                  <svg:desc>grid.L3:grid.L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8002">
                <text:p>0.998002</text:p>
              </table:table-cell>
              <table:table-cell office:value-type="float" office:value="0.795205">
                <text:p>0.795205</text:p>
              </table:table-cell>
              <table:table-cell office:value-type="float" office:value="0.998185">
                <text:p>0.9981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8002">
                <text:p>0.998002</text:p>
              </table:table-cell>
              <table:table-cell office:value-type="float" office:value="0.864136">
                <text:p>0.864136</text:p>
              </table:table-cell>
              <table:table-cell office:value-type="float" office:value="0.998179">
                <text:p>0.9981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8002">
                <text:p>0.998002</text:p>
              </table:table-cell>
              <table:table-cell office:value-type="float" office:value="0.828172">
                <text:p>0.828172</text:p>
              </table:table-cell>
              <table:table-cell office:value-type="float" office:value="0.998192">
                <text:p>0.9981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8002">
                <text:p>0.998002</text:p>
              </table:table-cell>
              <table:table-cell office:value-type="float" office:value="0.809191">
                <text:p>0.809191</text:p>
              </table:table-cell>
              <table:table-cell office:value-type="float" office:value="0.998192">
                <text:p>0.9981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